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1" fo:font-size="26pt" fo:language="fr" fo:country="FR" fo:font-weight="normal" officeooo:rsid="001959a3" officeooo:paragraph-rsid="001959a3" style:font-size-asian="26pt" style:font-weight-asian="normal" style:font-size-complex="26pt" style:font-weight-complex="normal"/>
    </style:style>
    <style:style style:name="P2" style:family="paragraph" style:parent-style-name="Standard">
      <style:paragraph-properties fo:text-align="center" style:justify-single-word="false"/>
      <style:text-properties style:font-name="Arial1" fo:font-size="20pt" fo:language="fr" fo:country="FR" fo:font-weight="normal" officeooo:rsid="001a62e1" officeooo:paragraph-rsid="001a62e1" style:font-size-asian="17.5pt" style:font-weight-asian="normal" style:font-size-complex="20pt" style:font-weight-complex="normal"/>
    </style:style>
    <style:style style:name="P3" style:family="paragraph" style:parent-style-name="Standard">
      <style:paragraph-properties fo:text-align="center" style:justify-single-word="false"/>
      <style:text-properties fo:color="#262730" loext:opacity="100%" style:font-name="Arial1" fo:font-size="12pt" fo:language="fr" fo:country="FR" fo:font-weight="normal" officeooo:rsid="001c5dbe" officeooo:paragraph-rsid="001a62e1" style:font-size-asian="12pt" style:font-weight-asian="normal" style:font-size-complex="12pt" style:font-weight-complex="normal"/>
    </style:style>
    <style:style style:name="P4" style:family="paragraph" style:parent-style-name="Text_20_body">
      <style:text-properties fo:color="#262730" loext:opacity="100%" style:font-name="Arial1" fo:font-size="16pt" fo:language="fr" fo:country="FR" fo:font-weight="normal" officeooo:rsid="001fe65c" officeooo:paragraph-rsid="001fe65c" style:font-size-asian="16pt" style:font-weight-asian="normal" style:font-size-complex="16pt" style:font-weight-complex="normal"/>
    </style:style>
    <style:style style:name="P5" style:family="paragraph" style:parent-style-name="Text_20_body" style:list-style-name="L1">
      <style:text-properties fo:color="#262730" loext:opacity="100%" style:font-name="Arial1" fo:font-size="16pt" fo:language="fr" fo:country="FR" fo:font-weight="normal" officeooo:rsid="001fe65c" officeooo:paragraph-rsid="001fe65c" style:font-size-asian="16pt" style:font-weight-asian="normal" style:font-size-complex="16pt" style:font-weight-complex="normal"/>
    </style:style>
    <style:style style:name="P6" style:family="paragraph" style:parent-style-name="Text_20_body" style:list-style-name="L1">
      <style:text-properties fo:color="#262730" loext:opacity="100%" style:font-name="Arial1" fo:font-size="16pt" fo:language="fr" fo:country="FR" style:text-underline-style="none" fo:font-weight="normal" officeooo:rsid="001c5dbe" officeooo:paragraph-rsid="001fe65c" style:font-size-asian="16pt" style:font-weight-asian="normal" style:font-size-complex="16pt" style:font-weight-complex="normal"/>
    </style:style>
    <style:style style:name="P7" style:family="paragraph" style:parent-style-name="Text_20_body" style:list-style-name="L1">
      <style:text-properties officeooo:paragraph-rsid="001fe65c"/>
    </style:style>
    <style:style style:name="P8" style:family="paragraph" style:parent-style-name="Text_20_body">
      <style:text-properties fo:color="#262730" loext:opacity="100%" style:font-name="Arial1" fo:font-size="16pt" fo:language="fr" fo:country="FR" fo:font-weight="normal" officeooo:rsid="001e9e4a" officeooo:paragraph-rsid="001e9e4a" style:font-size-asian="16pt" style:font-weight-asian="normal" style:font-size-complex="16pt" style:font-weight-complex="normal"/>
    </style:style>
    <style:style style:name="P9" style:family="paragraph" style:parent-style-name="Text_20_body">
      <style:text-properties fo:color="#262730" loext:opacity="100%" style:font-name="Arial1" fo:font-size="12pt" fo:language="fr" fo:country="FR" fo:font-weight="normal" officeooo:rsid="001c5dbe" officeooo:paragraph-rsid="001e9e4a"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officeooo:paragraph-rsid="001e9e4a"/>
    </style:style>
    <style:style style:name="P11" style:family="paragraph" style:parent-style-name="Text_20_body">
      <style:paragraph-properties fo:text-align="justify" style:justify-single-word="false"/>
      <style:text-properties officeooo:paragraph-rsid="001fe65c"/>
    </style:style>
    <style:style style:name="P12" style:family="paragraph" style:parent-style-name="Text_20_body">
      <style:paragraph-properties fo:text-align="justify" style:justify-single-word="false"/>
      <style:text-properties style:font-name="Arial1" fo:font-weight="normal" style:font-weight-asian="normal" style:font-weight-complex="normal"/>
    </style:style>
    <style:style style:name="P13" style:family="paragraph" style:parent-style-name="Text_20_body">
      <style:paragraph-properties fo:text-align="justify" style:justify-single-word="false"/>
      <style:text-properties fo:color="#262730" loext:opacity="100%" style:font-name="Arial1" fo:font-size="12pt" fo:language="fr" fo:country="FR" fo:font-weight="normal" officeooo:rsid="001c5dbe" style:font-size-asian="12pt" style:font-weight-asian="normal" style:font-size-complex="12pt" style:font-weight-complex="normal"/>
    </style:style>
    <style:style style:name="P14" style:family="paragraph" style:parent-style-name="Heading_20_2">
      <style:paragraph-properties fo:margin-top="0in" fo:margin-bottom="0.0972in" style:contextual-spacing="false" fo:line-height="115%"/>
      <style:text-properties fo:color="#262730" loext:opacity="100%" style:font-name="Arial1" fo:font-size="16pt" fo:language="fr" fo:country="FR" fo:font-weight="normal" officeooo:rsid="001c5dbe" style:font-size-asian="16pt" style:font-weight-asian="normal" style:font-size-complex="16pt" style:font-weight-complex="normal"/>
    </style:style>
    <style:style style:name="P15" style:family="paragraph" style:parent-style-name="Text_20_body">
      <style:paragraph-properties fo:margin-top="0in" fo:margin-bottom="0.0972in" style:contextual-spacing="false" fo:line-height="115%"/>
      <style:text-properties fo:color="#262730" loext:opacity="100%" style:font-name="Arial1" fo:font-size="16pt" fo:language="fr" fo:country="FR" fo:font-weight="normal" officeooo:rsid="001c5dbe" style:font-size-asian="16pt" style:font-weight-asian="normal" style:font-size-complex="16pt" style:font-weight-complex="normal"/>
    </style:style>
    <style:style style:name="P16" style:family="paragraph" style:parent-style-name="Heading_20_3">
      <style:paragraph-properties fo:margin-top="0in" fo:margin-bottom="0.0972in" style:contextual-spacing="false" fo:line-height="115%" fo:text-align="justify" style:justify-single-word="false"/>
      <style:text-properties fo:color="#262730" loext:opacity="100%" style:font-name="Arial1" fo:font-size="12pt" fo:language="fr" fo:country="FR" style:text-underline-style="solid" style:text-underline-width="auto" style:text-underline-color="font-color" fo:font-weight="normal" officeooo:rsid="001c5dbe" style:font-size-asian="12pt" style:font-weight-asian="normal" style:font-size-complex="12pt" style:font-weight-complex="normal"/>
    </style:style>
    <style:style style:name="P17" style:family="paragraph" style:parent-style-name="Text_20_body">
      <style:paragraph-properties fo:text-align="justify" style:justify-single-word="false"/>
      <style:text-properties fo:color="#262730" loext:opacity="100%" style:font-name="Arial1" fo:font-size="12pt" fo:language="fr" fo:country="FR" fo:font-weight="normal" officeooo:rsid="001c5dbe" officeooo:paragraph-rsid="001fe65c"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fo:color="#262730" loext:opacity="100%" style:font-name="Arial1" fo:font-size="12pt" fo:language="fr" fo:country="FR" fo:font-weight="normal" officeooo:rsid="001c5dbe" officeooo:paragraph-rsid="002175d0" style:font-size-asian="12pt" style:font-weight-asian="normal" style:font-size-complex="12pt" style:font-weight-complex="normal"/>
    </style:style>
    <style:style style:name="P19" style:family="paragraph" style:parent-style-name="Heading_20_2">
      <style:paragraph-properties fo:text-align="justify" style:justify-single-word="false"/>
      <style:text-properties fo:color="#262730" loext:opacity="100%" style:font-name="Arial1" fo:font-size="16pt" fo:language="fr" fo:country="FR" fo:font-weight="normal" officeooo:rsid="001ee4f8" officeooo:paragraph-rsid="001ee4f8" style:font-size-asian="16pt" style:font-weight-asian="normal" style:font-size-complex="16pt" style:font-weight-complex="normal"/>
    </style:style>
    <style:style style:name="P20" style:family="paragraph" style:parent-style-name="Text_20_body">
      <style:paragraph-properties fo:text-align="justify" style:justify-single-word="false"/>
      <style:text-properties fo:color="#262730" loext:opacity="100%" style:font-name="Arial1" fo:font-size="16pt" fo:language="fr" fo:country="FR" fo:font-weight="normal" officeooo:rsid="001ee4f8" officeooo:paragraph-rsid="001ee4f8" style:font-size-asian="16pt" style:font-weight-asian="normal" style:font-size-complex="16pt" style:font-weight-complex="normal"/>
    </style:style>
    <style:style style:name="P21" style:family="paragraph" style:parent-style-name="Text_20_body">
      <style:paragraph-properties fo:text-align="justify" style:justify-single-word="false"/>
      <style:text-properties fo:color="#262730" loext:opacity="100%" style:font-name="Arial1" fo:language="fr" fo:country="FR" officeooo:rsid="001ee4f8"/>
    </style:style>
    <style:style style:name="P22" style:family="paragraph" style:parent-style-name="Text_20_body">
      <style:paragraph-properties fo:text-align="justify" style:justify-single-word="false"/>
      <style:text-properties fo:color="#262730" loext:opacity="100%" style:font-name="Arial1" fo:font-size="12pt" fo:language="fr" fo:country="FR" fo:font-weight="normal" officeooo:rsid="001ee4f8" officeooo:paragraph-rsid="001ee4f8" style:font-size-asian="10.5pt" style:font-weight-asian="normal" style:font-size-complex="12pt" style:font-weight-complex="normal"/>
    </style:style>
    <style:style style:name="P23" style:family="paragraph" style:parent-style-name="Text_20_body">
      <style:paragraph-properties fo:text-align="justify" style:justify-single-word="false"/>
      <style:text-properties fo:color="#262730" loext:opacity="100%" style:font-name="Arial1" fo:font-size="16pt" fo:language="fr" fo:country="FR" fo:font-weight="normal" officeooo:rsid="002175d0" officeooo:paragraph-rsid="002175d0" style:font-size-asian="14pt" style:font-weight-asian="normal" style:font-size-complex="16pt" style:font-weight-complex="normal"/>
    </style:style>
    <style:style style:name="T1" style:family="text">
      <style:text-properties fo:font-variant="normal" fo:text-transform="none" fo:color="#1d2125" loext:opacity="100%" fo:font-size="22.5pt" fo:letter-spacing="normal" fo:font-style="normal"/>
    </style:style>
    <style:style style:name="T2" style:family="text">
      <style:text-properties fo:font-variant="normal" fo:text-transform="none" fo:color="#1d2125" loext:opacity="100%" fo:font-size="22.5pt" fo:letter-spacing="normal" fo:font-style="normal" officeooo:rsid="001ee4f8"/>
    </style:style>
    <style:style style:name="T3" style:family="text">
      <style:text-properties fo:color="#262730" loext:opacity="100%" style:font-name="Arial1" fo:font-size="16pt" fo:language="fr" fo:country="FR" style:text-underline-style="none" fo:font-weight="normal" officeooo:rsid="001fe65c" style:font-size-asian="16pt" style:font-weight-asian="normal" style:font-size-complex="16pt" style:font-weight-complex="normal"/>
    </style:style>
    <style:style style:name="T4" style:family="text">
      <style:text-properties fo:color="#262730" loext:opacity="100%" style:font-name="Arial1" fo:font-size="12pt" fo:language="fr" fo:country="FR" fo:font-weight="normal" officeooo:rsid="001c5dbe" style:font-size-asian="12pt" style:font-weight-asian="normal" style:font-size-complex="12pt" style:font-weight-complex="normal"/>
    </style:style>
    <style:style style:name="T5" style:family="text">
      <style:text-properties fo:color="#262730" loext:opacity="100%" style:text-position="super 58%" style:font-name="Arial1" fo:font-size="12pt" fo:language="fr" fo:country="FR" fo:font-weight="normal" officeooo:rsid="001fe65c" style:font-size-asian="12pt" style:font-weight-asian="normal" style:font-size-complex="12pt" style:font-weight-complex="normal"/>
    </style:style>
    <style:style style:name="T6" style:family="text">
      <style:text-properties fo:color="#262730" loext:opacity="100%" style:text-position="0% 100%" style:font-name="Arial1" fo:font-size="12pt" fo:language="fr" fo:country="FR" fo:font-weight="normal" officeooo:rsid="001fe65c" style:font-size-asian="12pt" style:font-weight-asian="normal" style:font-size-complex="12pt" style:font-weight-complex="normal"/>
    </style:style>
    <style:style style:name="T7" style:family="text">
      <style:text-properties fo:color="#262730" loext:opacity="100%" fo:font-size="12pt" fo:language="fr" fo:country="FR" officeooo:rsid="001c5dbe" style:font-size-asian="12pt" style:font-size-complex="12pt"/>
    </style:style>
    <style:style style:name="T8" style:family="text">
      <style:text-properties officeooo:rsid="001e28b2"/>
    </style:style>
    <style:style style:name="T9" style:family="text">
      <style:text-properties style:text-position="super 58%" officeooo:rsid="001fe65c"/>
    </style:style>
    <style:style style:name="T10" style:family="text">
      <style:text-properties style:text-position="super 58%" officeooo:rsid="002175d0"/>
    </style:style>
    <style:style style:name="T11" style:family="text">
      <style:text-properties officeooo:rsid="001e9e4a"/>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Rapport de projet annuel</text:p>
      <text:p text:style-name="P1"/>
      <text:p text:style-name="P1"/>
      <text:p text:style-name="P1"/>
      <text:p text:style-name="P1"><text:span text:style-name="T1">Analyse du jeu de donnée Premier League </text:span><text:span text:style-name="T2">2011/</text:span><text:span text:style-name="T1">2012</text:span></text:p>
      <text:p text:style-name="P1"/>
      <text:p text:style-name="P1"/>
      <text:p text:style-name="P2">Réalisé par :</text:p>
      <text:p text:style-name="P2"/>
      <text:p text:style-name="P2">Abdenour Belarbi et Rémi Soligny</text:p>
      <text:p text:style-name="P2"/>
      <text:p text:style-name="P2"/>
      <text:p text:style-name="P2">Encadrant :</text:p>
      <text:p text:style-name="P2"/>
      <text:p text:style-name="P2">Simon Bernard</text:p>
      <text:p text:style-name="P2"/>
      <text:p text:style-name="P2"/>
      <text:p text:style-name="P2">Année universitaire : 2024-2025</text:p>
      <text:p text:style-name="P3"/>
      <text:p text:style-name="P3"/>
      <text:p text:style-name="P3"/>
      <text:p text:style-name="P4"><text:soft-page-break/>Sommaire :</text:p>
      <text:list text:style-name="L1">
        <text:list-item>
          <text:p text:style-name="P5">Introduction</text:p>
        </text:list-item>
        <text:list-item>
          <text:p text:style-name="P5">Réalisation</text:p>
          <text:list>
            <text:list-item>
              <text:p text:style-name="P5">Exploration et compréhension des données</text:p>
            </text:list-item>
            <text:list-item>
              <text:p text:style-name="P6">Choix technologiques et développement de l'interface</text:p>
            </text:list-item>
            <text:list-item>
              <text:p text:style-name="P6">Développement des visualisations avancées</text:p>
            </text:list-item>
            <text:list-item>
              <text:p text:style-name="P6">Déploiement de l'application</text:p>
            </text:list-item>
          </text:list>
        </text:list-item>
        <text:list-item>
          <text:p text:style-name="P7"><text:span text:style-name="T3">Conclusions</text:span></text:p>
        </text:list-item>
        <text:list-item>
          <text:p text:style-name="P5">Annexes</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roduction :</text:p>
      <text:p text:style-name="P9"><text:tab/></text:p>
      <text:p text:style-name="P10"><text:span text:style-name="T4"><text:tab/>Ce projet s'inscrit dans le cadre de l'Unité d'Enseignement </text:span><text:span text:style-name="Emphasis"><text:span text:style-name="T4">Application de la science des données</text:span></text:span><text:span text:style-name="T4"> et repose sur l'analyse d'un jeu de données fourni par notre encadrant. Ce dernier contient des informations détaillées sur les matchs de Premier League (championnat de football professionnel anglais) lors de la saison 2011-2012.</text:span></text:p>
      <text:p text:style-name="P11"><text:span text:style-name="T4"><text:tab/>Le jeu de données est structuré en deux types de fichiers CSV. Le premier, nommé </text:span><text:span text:style-name="Strong_20_Emphasis"><text:span text:style-name="T4">Events</text:span></text:span><text:span text:style-name="T4">, recense tous les événements survenus lors des matchs avec diverses informations comme la position sur le terrain, le moment ou encore le joueur qui réalise l'action </text:span><text:span text:style-name="T5">(Annexe 1)</text:span><text:span text:style-name="T4">. Le second, appelé </text:span><text:span text:style-name="Strong_20_Emphasis"><text:span text:style-name="T4">Players</text:span></text:span><text:span text:style-name="T4">, regroupe les statistiques individuelles des joueurs pour chaque rencontre </text:span><text:span text:style-name="T5">(Annexe 2)</text:span><text:span text:style-name="T6">.</text:span></text:p>
      <text:p text:style-name="P12"><text:span text:style-name="T7"><text:tab/>L'objectif principal de ce projet est de comprendre et d'exploiter ces données afin de proposer des visualisations interactives mettant en avant différentes statistiques. Ces représentations graphiques doivent permettre une analyse approfondie des matchs et du comportement des joueurs, facilitant ainsi l'exploration des tendances et </text:span><text:span text:style-name="T7">des dynamiques du jeu.</text:span></text:p>
      <text:p text:style-name="P13"/>
      <text:h text:style-name="P14" text:outline-level="2">Réalisation :</text:h>
      <text:p text:style-name="P15"/>
      <text:h text:style-name="P16" text:outline-level="3">Phase 1 : Exploration et compréhension des données</text:h>
      <text:p text:style-name="P13"><text:tab/>La première étape cruciale de notre projet a consisté à comprendre en profondeur le jeu de données mis à notre disposition. Nous avons commencé par explorer les fichiers CSV via des notebooks Python, en nous concentrant initialement sur les données d'événements (Events).</text:p>
      <text:p text:style-name="P17"><text:tab/>Cette phase exploratoire nous a permis de constater la grande précision de la collecte des données. Chaque action sur le terrain est méticuleusement documentée avec des coordonnées spatiales précises, des horodatages, et l'identification des joueurs impliqués. Grâce à la bibliothèque Pandas, nous avons pu manipuler efficacement ces données volumineuses et commencer à extraire nos premières statistiques descriptives. Nous avons notamment analysé le nombre de tirs, <text:span text:style-name="T8">de passes ou d’arrêts </text:span><text:s/>par équipe et par joueur. Ces analyses préliminaires ont confirmé la richesse du dataset et son potentiel pour des visualisations plus avancées<text:span text:style-name="T9">(Annexe 3)</text:span>.</text:p>
      <text:h text:style-name="P16" text:outline-level="3"><text:soft-page-break/>Phase 2 : Choix technologiques et développement de l'interface</text:h>
      <text:p text:style-name="P13"><text:tab/>Une fois familiarisés avec les données, nous avons décidé de créer une interface graphique pour présenter nos visualisations de manière interactive. Sur recommandation de notre encadrant, nous avons opté pour une solution web.</text:p>
      <text:p text:style-name="P13"><text:tab/>Ne souhaitant pas nous limiter aux langages web traditionnels (HTML, CSS, JavaScript) qui auraient nécessité un investissement temporel important, nous avons recherché des frameworks Python permettant de concilier simplicité d'utilisation et capacités de visualisation interactive. Notre choix s'est porté sur <text:span text:style-name="T8">Streamlit.</text:span></text:p>
      <text:p text:style-name="P13"><text:tab/>Streamlit est un framework Python open-source spécifiquement conçu pour les projets de data science. Sa philosophie repose sur la simplicité et l'efficacité, permettant aux scientifiques des données de créer rapidement des applications web interactives sans nécessiter de compétences approfondies en développement web. Cette approche Python-centrique nous a permis de rester dans un environnement de programmation familier, évitant ainsi l'apprentissage chronophage des technologies web traditionnelles comme JavaScript, React ou Flask.</text:p>
      <text:p text:style-name="P17"><text:tab/>L'une des forces majeures de Streamlit réside dans sa capacité à transformer des scripts Python en applications web interactives avec un minimum de code supplémentaire. Les fonctions comme st.dataframe() pour afficher nos tableaux de données, st.plotly_chart() pour intégrer nos visualisations complexes, ou encore st.sidebar pour organiser nos contrôles d'interface nous ont permis de structurer efficacement notre application. Ce modèle de programmation déclaratif, où l'interface se reconstruit automatiquement en fonction des interactions de l'utilisateur, s'est révélé particulièrement adapté à l'exploration de données sportives <text:span text:style-name="T9">(Annexe 4)</text:span>.</text:p>
      <text:p text:style-name="P18"><text:tab/>La gestion des widgets interactifs constitue un autre atout majeur de Streamlit dans notre contexte d'analyse. Les sélecteurs d'équipes et de joueurs, les filtres temporels pour isoler certaines périodes de matchs, ou encore les options de personnalisation des visualisations ont été implémentés grâce à une syntaxe intuitive. Par exemple, la fonction st.multiselect() nous a permis de créer des interfaces où l'utilisateur peut sélectionner plusieurs joueurs à comparer dans nos <text:span text:style-name="T8">diagrames de Kiviat</text:span> de performance, tandis que st.slider() offrait un moyen élégant de filtrer les données par journée de championnat <text:span text:style-name="T9">(Annexe </text:span><text:span text:style-name="T10">5</text:span><text:span text:style-name="T9">)</text:span>.</text:p>
      <text:p text:style-name="P13"><text:tab/>L'intégration transparente avec les bibliothèques de visualisation Python représentait également un critère déterminant. Notre projet utilise principalement Plotly <text:span text:style-name="T11">et matplotlib</text:span> pour les représentations interactives du terrain de football, les graphiques d'évolution du classement, et diverses visualisations statistiques. Cette bibliothèque nous a offert une grande flexibilité pour créer des graphiques sophistiqués et hautement interactifs. Streamlit prend en charge ces bibliothèques nativement.</text:p>
      <text:p text:style-name="P13"/>
      <text:h text:style-name="P16" text:outline-level="3"><text:soft-page-break/>Phase 3 : Développement des visualisations avancées</text:h>
      <text:p text:style-name="P18"><text:tab/>Après avoir maîtrisé les bases de Streamlit, nous avons développé plusieurs visualisations complexes nécessitant un traitement approfondi des données. Nous avons créé une représentation interactive du terrain de football où les tirs et passes sont représentés par des vecteurs directionnels. Cette représentation permet d'analyser les tendances tactiques des équipes et des joueurs. Nous avons également implémenté des cartes de chaleur montrant la densité des actions sur le terrain, où l'utilisateur peut filtrer ces visualisations par joueur parmi ceux ayant participé au match sélectionné. Des <text:span text:style-name="T11">diagrammes de Kiviat</text:span> ont aussi été développés, permettant de comparer les performances de plusieurs joueurs simultanément sur différentes métriques. Enfin, nous avons intégré un graphique dynamique montrant l'évolution du classement en fonction des journées de championnat <text:span text:style-name="T9">(Annexe</text:span><text:span text:style-name="T10">s</text:span><text:span text:style-name="T9"> </text:span><text:span text:style-name="T10">6, 7, 8</text:span><text:span text:style-name="T9">)</text:span>.</text:p>
      <text:p text:style-name="P13"><text:tab/>Ces développements ont nécessité un important travail d'optimisation, les premières versions souffrant de temps d'exécution trop longs. Nous avons amélioré les performances en pré-calculant certaines statistiques et en optimisant nos requêtes sur les dataframes.</text:p>
      <text:p text:style-name="P13"/>
      <text:h text:style-name="P16" text:outline-level="3">Phase 4 : Déploiement de l'application</text:h>
      <text:p text:style-name="P13"><text:tab/>La dernière étape de notre projet a consisté à déployer notre application pour la rendre accessible en ligne. Nous avons utilisé la fonctionnalité d'hébergement proposée par Streamlit, qui offre une solution efficace pour partager nos visualisations.</text:p>
      <text:p text:style-name="P18"><text:tab/>Le processus se résume à connecter notre dépôt GitHub à la plateforme Streamlit Cloud, qui se charge automatiquement de déployer l'application et de la rendre accessible via une URL publique. Après quelques ajustements, notre application est désormais accessible en ligne, permettant à quiconque d'explorer les données de la Premier League 2011-2012 <text:span text:style-name="T9">(Annexe </text:span><text:span text:style-name="T10">9</text:span><text:span text:style-name="T9">)</text:span>.</text:p>
      <text:p text:style-name="P13"/>
      <text:h text:style-name="P19" text:outline-level="2">Conclusions</text:h>
      <text:p text:style-name="P20"/>
      <text:p text:style-name="P21"><text:tab/>Notre approche exploratoire des données a été particulièrement enrichissante. Nous avons progressivement évolué des visualisations simples vers des représentations plus sophistiquées, guidés par notre compréhension croissante du jeu de données. Cette immersion graduelle dans les statistiques de la Premier League nous a permis de nous familiariser avec les outils tout en développant une vision claire des possibilités analytiques qu'offraient ces données sportives. La richesse des fichiers Events et Players a naturellement stimulé notre créativité, nous poussant à concevoir des visualisations de plus en plus complexes et informatives.</text:p>
      <text:p text:style-name="P21"><text:soft-page-break/><text:tab/>Le projet, bien qu'abouti dans sa forme actuelle, présente encore de nombreuses opportunités d'amélioration. Certaines données demeurent sous-exploitées ou n'ont pas été intégrées dans nos analyses. Par exemple, les informations détaillées sur les duels aériens, les interceptions défensives ou encore les schémas tactiques collectifs pourraient faire l'objet de visualisations dédiées. Une exploration plus approfondie du framework Streamlit et de ses fonctionnalités avancées permettrait également d'enrichir l'interface utilisateur. L'implémentation de fonctionnalités comme les animations temporelles, l'intégration de modèles prédictifs, ou encore la personnalisation avancée de l'interface graphique constitueraient des extensions pertinentes pour ce projet.</text:p>
      <text:p text:style-name="P21"><text:tab/>D'un point de vue personnel, cette expérience a représenté une étape significative dans notre parcours d'apprentissage en science des données. Le traitement d'un volume de données nettement supérieur à ce que nous avions manipulé lors des travaux pratiques nous a confrontés à des défis d'optimisation substantiels. Nous avons dû repenser nos approches algorithmiques, mettre en œuvre des techniques de prétraitement efficaces et exploiter intelligemment les capacités de mise en cache pour garantir des temps de réponse acceptables. Ces contraintes ont considérablement renforcé notre maîtrise technique et notre capacité à concevoir des solutions performantes.</text:p>
      <text:p text:style-name="P21"><text:tab/>La dimension communicationnelle du projet, matérialisée par notre adoption de Streamlit, représente également un acquis majeur. Transformer des analyses techniques en visualisations accessibles et interactives nous a sensibilisés à l'importance de la transmission claire des résultats. Cette compétence, souvent négligée dans la formation technique, s'avère pourtant essentielle dans le monde professionnel où la valeur des analyses dépend largement de leur compréhension par les décideurs.</text:p>
      <text:p text:style-name="P21"><text:tab/>Enfin, la dynamique de groupe a constitué un terrain d'apprentissage privilégié en matière d'organisation du travail collectif. La répartition des tâches, la synchronisation des efforts, la résolution collaborative des problèmes techniques et la consolidation des contributions individuelles ont renforcé notre capacité à travailler efficacement en équipe. Cette expérience nous a également permis d'appréhender les outils de gestion de version et les méthodologies de développement collaboratif, compétences transversales précieuses pour notre futur professionnel.</text:p>
      <text:p text:style-name="P22"/>
      <text:p text:style-name="P22"/>
      <text:p text:style-name="P22"/>
      <text:p text:style-name="P22"/>
      <text:p text:style-name="P22"/>
      <text:p text:style-name="P22"/>
      <text:p text:style-name="P23"><text:soft-page-break/>Annexes</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Arial1" fo:font-family="Arial" style:font-family-generic="swiss" style:font-pitch="variable" fo:font-size="16pt" style:font-size-asian="14pt"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fe65c"/>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 text:name="PageNumWizard_FOOTER_Default Page Style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03T14:15:25.541216600</meta:creation-date>
    <dc:date>2025-04-03T17:51:33.220724800</dc:date>
    <meta:editing-duration>PT25M8S</meta:editing-duration>
    <meta:editing-cycles>2</meta:editing-cycles>
    <meta:generator>LibreOffice/25.2.1.2$Windows_X86_64 LibreOffice_project/d3abf4aee5fd705e4a92bba33a32f40bc4e56f49</meta:generator>
    <meta:document-statistic meta:table-count="0" meta:image-count="0" meta:object-count="0" meta:page-count="7" meta:paragraph-count="45" meta:word-count="1420" meta:character-count="10381" meta:non-whitespace-character-count="8991"/>
  </office:meta>
</office:document-meta>
</file>